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dd8ac" officeooo:paragraph-rsid="001dd8ac"/>
    </style:style>
    <style:style style:name="P2" style:family="paragraph" style:parent-style-name="Standard">
      <style:text-properties fo:font-weight="bold" officeooo:rsid="001dd8ac" officeooo:paragraph-rsid="001dd8ac" style:font-weight-asian="bold" style:font-weight-complex="bold"/>
    </style:style>
    <style:style style:name="P3" style:family="paragraph" style:parent-style-name="Standard">
      <style:text-properties officeooo:rsid="001e3554" officeooo:paragraph-rsid="001e3554"/>
    </style:style>
    <style:style style:name="P4" style:family="paragraph" style:parent-style-name="Standard">
      <style:text-properties fo:color="#55308d" loext:opacity="100%" officeooo:rsid="001e3554" officeooo:paragraph-rsid="001e3554"/>
    </style:style>
    <style:style style:name="P5" style:family="paragraph" style:parent-style-name="Standard">
      <style:text-properties fo:color="#000000" loext:opacity="100%" officeooo:rsid="00200e5f" officeooo:paragraph-rsid="00200e5f"/>
    </style:style>
    <style:style style:name="P6" style:family="paragraph" style:parent-style-name="Standard">
      <style:text-properties fo:color="#000000" loext:opacity="100%" officeooo:rsid="0020e4a8" officeooo:paragraph-rsid="0020e4a8"/>
    </style:style>
    <style:style style:name="P7" style:family="paragraph" style:parent-style-name="Standard">
      <style:text-properties fo:color="#000000" loext:opacity="100%" officeooo:rsid="0024895c" officeooo:paragraph-rsid="0024895c"/>
    </style:style>
    <style:style style:name="P8" style:family="paragraph" style:parent-style-name="Standard">
      <style:paragraph-properties fo:line-height="150%"/>
      <style:text-properties fo:color="#000000" loext:opacity="100%" officeooo:rsid="0024895c" officeooo:paragraph-rsid="0024895c"/>
    </style:style>
    <style:style style:name="P9" style:family="paragraph" style:parent-style-name="Standard">
      <style:paragraph-properties fo:line-height="150%"/>
      <style:text-properties fo:color="#000000" loext:opacity="100%" style:font-name="Liberation Serif" officeooo:rsid="002771da" officeooo:paragraph-rsid="002771da"/>
    </style:style>
    <style:style style:name="P10" style:family="paragraph" style:parent-style-name="Standard">
      <style:paragraph-properties fo:line-height="150%"/>
      <style:text-properties fo:color="#000000" loext:opacity="100%" style:font-name="Liberation Serif" officeooo:rsid="002771da" officeooo:paragraph-rsid="002b2232"/>
    </style:style>
    <style:style style:name="P11" style:family="paragraph" style:parent-style-name="Standard">
      <style:paragraph-properties fo:line-height="150%"/>
      <style:text-properties fo:color="#000000" loext:opacity="100%" style:font-name="Liberation Serif" officeooo:rsid="002ef1d6" officeooo:paragraph-rsid="002ef1d6"/>
    </style:style>
    <style:style style:name="P12" style:family="paragraph" style:parent-style-name="Standard">
      <style:paragraph-properties fo:line-height="150%"/>
      <style:text-properties fo:color="#000000" loext:opacity="100%" style:font-name="Liberation Serif" officeooo:paragraph-rsid="002ef1d6"/>
    </style:style>
    <style:style style:name="P13" style:family="paragraph" style:parent-style-name="Standard">
      <style:paragraph-properties fo:line-height="150%"/>
      <style:text-properties fo:color="#000000" loext:opacity="100%" style:font-name="Liberation Serif" officeooo:rsid="00321371" officeooo:paragraph-rsid="00321371"/>
    </style:style>
    <style:style style:name="P14" style:family="paragraph" style:parent-style-name="Standard">
      <style:paragraph-properties fo:line-height="150%"/>
      <style:text-properties fo:color="#000000" loext:opacity="100%" style:font-name="Liberation Serif" officeooo:rsid="00321371" officeooo:paragraph-rsid="0032354f"/>
    </style:style>
    <style:style style:name="P15" style:family="paragraph" style:parent-style-name="Standard">
      <style:paragraph-properties fo:line-height="150%"/>
      <style:text-properties fo:color="#000000" loext:opacity="100%" officeooo:rsid="002771da" officeooo:paragraph-rsid="002771da"/>
    </style:style>
    <style:style style:name="P16" style:family="paragraph" style:parent-style-name="Standard">
      <style:text-properties officeooo:rsid="0023cf43" officeooo:paragraph-rsid="0023cf43"/>
    </style:style>
    <style:style style:name="P17" style:family="paragraph" style:parent-style-name="Standard">
      <style:paragraph-properties fo:line-height="150%"/>
      <style:text-properties fo:color="#2a6099" loext:opacity="100%" officeooo:rsid="0025a816" officeooo:paragraph-rsid="0025a816"/>
    </style:style>
    <style:style style:name="P18" style:family="paragraph" style:parent-style-name="Standard">
      <style:paragraph-properties fo:line-height="150%"/>
      <style:text-properties fo:font-variant="normal" fo:text-transform="none" fo:color="#b51d49" loext:opacity="100%" style:font-name="SFMono-Regular" fo:font-size="12pt" fo:letter-spacing="normal" fo:font-style="normal" fo:font-weight="normal" officeooo:rsid="002771da" officeooo:paragraph-rsid="002b2232"/>
    </style:style>
    <style:style style:name="P19" style:family="paragraph" style:parent-style-name="Standard">
      <style:paragraph-properties fo:line-height="100%"/>
      <style:text-properties fo:color="#ffffff" loext:opacity="100%" style:font-name="Liberation Serif" officeooo:rsid="002ef1d6" officeooo:paragraph-rsid="002ef1d6" fo:background-color="#800080"/>
    </style:style>
    <style:style style:name="P20" style:family="paragraph" style:parent-style-name="Standard">
      <style:paragraph-properties fo:line-height="150%"/>
      <style:text-properties fo:font-variant="normal" fo:text-transform="none" fo:color="#3e4854" loext:opacity="100%" style:font-name="Liberation Serif" fo:font-size="12pt" fo:letter-spacing="normal" fo:font-style="normal" fo:font-weight="normal" officeooo:rsid="002771da" officeooo:paragraph-rsid="002771da"/>
    </style:style>
    <style:style style:name="P21" style:family="paragraph" style:parent-style-name="Standard">
      <style:paragraph-properties fo:line-height="150%"/>
      <style:text-properties fo:color="#000000" loext:opacity="100%" style:font-name="Liberation Serif" fo:font-weight="normal" officeooo:rsid="00321371" officeooo:paragraph-rsid="00321371" style:font-weight-asian="normal" style:font-weight-complex="normal"/>
    </style:style>
    <style:style style:name="P22" style:family="paragraph" style:parent-style-name="Standard">
      <style:paragraph-properties fo:line-height="150%"/>
      <style:text-properties fo:color="#000000" loext:opacity="100%" style:font-name="Liberation Serif" fo:font-weight="normal" officeooo:rsid="0032354f" officeooo:paragraph-rsid="0032354f" style:font-weight-asian="normal" style:font-weight-complex="normal"/>
    </style:style>
    <style:style style:name="P23" style:family="paragraph" style:parent-style-name="Standard">
      <style:paragraph-properties fo:line-height="150%"/>
      <style:text-properties fo:color="#000000" loext:opacity="100%" style:font-name="Liberation Serif" fo:font-weight="normal" officeooo:rsid="00336826" officeooo:paragraph-rsid="00336826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weight="normal" officeooo:rsid="0034dbd0" officeooo:paragraph-rsid="0034dbd0" fo:background-color="#ffffff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weight="normal" officeooo:rsid="0034dbd0" officeooo:paragraph-rsid="0036c4e6" fo:background-color="#ffffff" style:font-weight-asian="normal" style:font-weight-complex="normal"/>
    </style:style>
    <style:style style:name="P26" style:family="paragraph" style:parent-style-name="Standard">
      <style:paragraph-properties fo:line-height="150%"/>
      <style:text-properties fo:color="#000000" loext:opacity="100%" style:font-name="Liberation Serif" officeooo:rsid="00336826" officeooo:paragraph-rsid="00336826"/>
    </style:style>
    <style:style style:name="P27" style:family="paragraph" style:parent-style-name="Standard">
      <style:paragraph-properties fo:line-height="150%" fo:text-align="center" style:justify-single-word="false"/>
      <style:text-properties fo:color="#ffffff" loext:opacity="100%" style:font-name="Liberation Serif" fo:font-weight="bold" officeooo:rsid="00336826" officeooo:paragraph-rsid="00336826" fo:background-color="#c9211e" style:font-weight-asian="bold" style:font-weight-complex="bold"/>
    </style:style>
    <style:style style:name="P28" style:family="paragraph" style:parent-style-name="Standard">
      <style:paragraph-properties fo:line-height="150%"/>
      <style:text-properties fo:color="#158466" loext:opacity="100%" style:font-name="Liberation Serif" officeooo:rsid="00336826" officeooo:paragraph-rsid="00336826"/>
    </style:style>
    <style:style style:name="T1" style:family="text">
      <style:text-properties fo:color="#55308d" loext:opacity="100%"/>
    </style:style>
    <style:style style:name="T2" style:family="text">
      <style:text-properties fo:color="#55308d" loext:opacity="100%" officeooo:rsid="0024895c"/>
    </style:style>
    <style:style style:name="T3" style:family="text">
      <style:text-properties officeooo:rsid="0025a816"/>
    </style:style>
    <style:style style:name="T4" style:family="text">
      <style:text-properties officeooo:rsid="002715e6"/>
    </style:style>
    <style:style style:name="T5" style:family="text">
      <style:text-properties fo:font-variant="normal" fo:text-transform="none" style:font-name="SFMono-Regular" fo:font-size="12pt" fo:letter-spacing="normal" fo:font-style="normal" fo:font-weight="normal" officeooo:rsid="002ef1d6"/>
    </style:style>
    <style:style style:name="T6" style:family="text">
      <style:text-properties fo:font-variant="normal" fo:text-transform="none" style:font-name="SFMono-Regular" fo:font-size="12pt" fo:letter-spacing="normal" fo:font-style="normal" fo:font-weight="normal" officeooo:rsid="00302db5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font-size="12pt" fo:letter-spacing="normal" fo:font-style="normal" fo:font-weight="bold" officeooo:rsid="002a2024" style:font-weight-asian="bold" style:font-weight-complex="bold"/>
    </style:style>
    <style:style style:name="T10" style:family="text">
      <style:text-properties fo:font-variant="normal" fo:text-transform="none" fo:color="#b51d49" loext:opacity="100%" style:font-name="SFMono-Regular" fo:font-size="12pt" fo:letter-spacing="normal" fo:font-style="normal" fo:font-weight="normal"/>
    </style:style>
    <style:style style:name="T11" style:family="text">
      <style:text-properties fo:font-variant="normal" fo:text-transform="none" fo:color="#b51d49" loext:opacity="100%" style:font-name="SFMono-Regular" fo:font-size="12pt" fo:letter-spacing="normal" fo:font-style="normal" fo:font-weight="normal" officeooo:rsid="002ef1d6"/>
    </style:style>
    <style:style style:name="T12" style:family="text">
      <style:text-properties fo:font-variant="normal" fo:text-transform="none" fo:color="#ffffff" loext:opacity="100%" style:font-name="SFMono-Regular" fo:font-size="12pt" fo:letter-spacing="normal" fo:font-style="normal" fo:font-weight="normal" officeooo:rsid="00302db5" fo:background-color="#800080" loext:char-shading-value="0"/>
    </style:style>
    <style:style style:name="T13" style:family="text">
      <style:text-properties fo:font-variant="normal" fo:text-transform="none" fo:color="#ffffff" loext:opacity="100%" style:font-name="SFMono-Regular" fo:font-size="12pt" fo:letter-spacing="normal" fo:font-style="normal" fo:font-weight="normal" officeooo:rsid="00302db5" fo:background-color="#800080" loext:char-shading-value="0" loext:padding-left="0.049cm" loext:padding-right="0cm" loext:padding-top="0.049cm" loext:padding-bottom="0.049cm" loext:border-left="0.06pt solid #e1e5eb" loext:border-right="none" loext:border-top="0.06pt solid #e1e5eb" loext:border-bottom="0.06pt solid #e1e5e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ef1d6" style:font-weight-asian="normal" style:font-weight-complex="normal"/>
    </style:style>
    <style:style style:name="T16" style:family="text">
      <style:text-properties fo:font-weight="normal" officeooo:rsid="0032354f" style:font-weight-asian="normal" style:font-weight-complex="normal"/>
    </style:style>
    <style:style style:name="T17" style:family="text">
      <style:text-properties fo:font-weight="normal" officeooo:rsid="003b78c7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ef1d6" style:font-weight-asian="bold" style:font-weight-complex="bold"/>
    </style:style>
    <style:style style:name="T20" style:family="text">
      <style:text-properties fo:font-weight="bold" officeooo:rsid="0032354f" style:font-weight-asian="bold" style:font-weight-complex="bold"/>
    </style:style>
    <style:style style:name="T21" style:family="text">
      <style:text-properties fo:font-weight="bold" officeooo:rsid="0036c4e6" style:font-weight-asian="bold" style:font-weight-complex="bold"/>
    </style:style>
    <style:style style:name="T22" style:family="text">
      <style:text-properties fo:font-weight="bold" officeooo:rsid="00377f11" style:font-weight-asian="bold" style:font-weight-complex="bold"/>
    </style:style>
    <style:style style:name="T23" style:family="text">
      <style:text-properties style:font-name="Liberation Serif" fo:background-color="#ffffff" loext:char-shading-value="0"/>
    </style:style>
    <style:style style:name="T24" style:family="text">
      <style:text-properties style:font-name="Liberation Serif" officeooo:rsid="002a2024" fo:background-color="#ffffff" loext:char-shading-value="0"/>
    </style:style>
    <style:style style:name="T25" style:family="text">
      <style:text-properties officeooo:rsid="002c93b6"/>
    </style:style>
    <style:style style:name="T26" style:family="text">
      <style:text-properties officeooo:rsid="002d67b7"/>
    </style:style>
    <style:style style:name="T27" style:family="text">
      <style:text-properties officeooo:rsid="002ef1d6"/>
    </style:style>
    <style:style style:name="T28" style:family="text">
      <style:text-properties officeooo:rsid="00300685"/>
    </style:style>
    <style:style style:name="T29" style:family="text">
      <style:text-properties officeooo:rsid="0034dbd0"/>
    </style:style>
    <style:style style:name="T30" style:family="text">
      <style:text-properties officeooo:rsid="00389c00"/>
    </style:style>
    <style:style style:name="T31" style:family="text">
      <style:text-properties officeooo:rsid="003a79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ção e criação de imagens no Docker<text:tab/><text:tab/><text:tab/><text:tab/><text:tab/>09/11/2022</text:p>
      <text:p text:style-name="P1"/>
      <text:p text:style-name="P2">Você será capaz de</text:p>
      <text:p text:style-name="P1">Criar imagens do zero no Docker;</text:p>
      <text:p text:style-name="P1">Criar imagens Docker usando outras imagens como base;</text:p>
      <text:p text:style-name="P1">Aplicar boas práticas e padrões na criação de imagem;</text:p>
      <text:p text:style-name="P1">Dockerizar suas aplicações, ou seja, criar uma imagem Docker com tudo que é necessário para executar seus projetos na hora!</text:p>
      <text:p text:style-name="P1"/>
      <text:p text:style-name="P3">Comandos:</text:p>
      <text:p text:style-name="P4">Para remover um contêiner</text:p>
      <text:p text:style-name="P6">docker container ls -a <text:tab/>→ listar os containes </text:p>
      <text:p text:style-name="P3">docker rm -f <text:s/>ID<text:tab/><text:tab/>→ formar uma remoção</text:p>
      <text:p text:style-name="P3">docker rm ID <text:tab/><text:tab/><text:tab/>→ <text:s/>remoção pelo ID</text:p>
      <text:p text:style-name="P3"/>
      <text:p text:style-name="P4">Para remover uma imagem</text:p>
      <text:p text:style-name="P5">docker images <text:tab/><text:tab/>→ para listar as imagens baixadas</text:p>
      <text:p text:style-name="P3">docker rmi ID <text:tab/><text:tab/>→ remove uma imagem</text:p>
      <text:p text:style-name="P3"/>
      <text:p text:style-name="P3"/>
      <text:p text:style-name="P16"><text:span text:style-name="T1">Como criar uma imagem </text:span><text:span text:style-name="T2">D</text:span><text:span text:style-name="T1">ocker:</text:span></text:p>
      <text:p text:style-name="P7"><text:span text:style-name="T4">1° - </text:span>limpar o terminal <text:tab/><text:tab/>→ docker system prune -af</text:p>
      <text:p text:style-name="P7"/>
      <text:p text:style-name="P8"><text:span text:style-name="T4">2° - </text:span>Vai no VS code cria uma pasta (meu.projeto)</text:p>
      <text:p text:style-name="P8"><text:span text:style-name="T4">3° - C</text:span>ria um arquivo (Dockerfile) <text:span text:style-name="T3">e copia o código: </text:span></text:p>
      <text:p text:style-name="P17">FROM alpine:3.14</text:p>
      <text:p text:style-name="P17">CMD ["echo", "Eu sou uma pessoa estudante da Trybe!"]</text:p>
      <text:p text:style-name="P15"><text:span text:style-name="T24">O</text:span><text:span text:style-name="T23"> que isso quer dizer?</text:span></text:p>
      <text:p text:style-name="P9">-<text:span text:style-name="T7"> o </text:span><text:span text:style-name="T8">From </text:span><text:span text:style-name="T7">significa que vamos começar a construir desta imagem uma imagem Docker já existente.</text:span></text:p>
      <text:p text:style-name="P9"><text:span text:style-name="T9">- </text:span><text:span text:style-name="T8">CMD </text:span><text:span text:style-name="T7"><text:s/>ele executa a uma lista [] de comandos</text:span></text:p>
      <text:p text:style-name="P20"/>
      <text:p text:style-name="P10">4° - <text:span text:style-name="T26">executar um novo container com nossa imagem</text:span> </text:p>
      <text:p text:style-name="P18">docker build -t primeira-imagem</text:p>
      <text:p text:style-name="P10">docker build --pull --rm -f "Dockerfile" -t meu:latest "." </text:p>
      <text:p text:style-name="P10">docker run --rm meu <text:tab/><text:tab/>→ <text:span text:style-name="T25">executar o comando para verificar se existe essa image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5° - Criando nosso primeiro servidor web</text:p>
      <text:p text:style-name="P11">Criar um arquivo (html)</text:p>
      <text:p text:style-name="P11">criar um arquivo (dockerfile)</text:p>
      <text:p text:style-name="P19">FROM httpd:2.4</text:p>
      <text:p text:style-name="P19">COPY index.html /usr/local/apache2/htdocs/</text:p>
      <text:p text:style-name="P19">EXPOSE 80</text:p>
      <text:p text:style-name="P19">CMD ["httpd-foreground"]</text:p>
      <text:p text:style-name="P19"/>
      <text:p text:style-name="P11"><text:span text:style-name="T18">linha 1:</text:span> na construção dessa imagem com a tag 2.4</text:p>
      <text:p text:style-name="P12"><text:span text:style-name="T19">linha2: </text:span><text:span text:style-name="T27">essa linha copia </text:span><text:span text:style-name="T28">o</text:span><text:span text:style-name="T27"> arquivo(index.html) </text:span><text:span text:style-name="T28">d</text:span><text:span text:style-name="T27">o computador local e </text:span><text:span text:style-name="T28">manda para </text:span><text:span text:style-name="T27">dentro da imagem no caminho (</text:span><text:span text:style-name="T10">/usr/local/apache2/htdocs/</text:span><text:span text:style-name="T11">)</text:span><text:span text:style-name="T5"> </text:span><text:span text:style-name="T6">poderia usar tambem o</text:span></text:p>
      <text:p text:style-name="P12"><text:span text:style-name="T12"> </text:span><text:span text:style-name="Source_20_Text"><text:span text:style-name="T13">ADD index.html /usr/local/apache2/htdocs</text:span></text:span></text:p>
      <text:p text:style-name="P13"><text:span text:style-name="T18">O ADD tem duas funcionalidades: <text:line-break/></text:span><text:span text:style-name="T14">1- fazer download do conteudo de uma URL &lt;src&gt; na pasta destina &lt;desti&gt;<text:line-break/>2- desocmpactar automaticamente arquivos compactados de formatos reconhecidos (.zip, .tar .bzip2)</text:span></text:p>
      <text:p text:style-name="P21"/>
      <text:p text:style-name="P13"><text:span text:style-name="T19">linha</text:span><text:span text:style-name="T18">3</text:span><text:span text:style-name="T19">: </text:span><text:span text:style-name="T15">essa linha </text:span><text:span text:style-name="T16">indica que a imagem poderá receber conexões pelo numero da porta(80) no caso é a porta padrão pelo HTTPD</text:span></text:p>
      <text:p text:style-name="P14"><text:span text:style-name="T19">linha</text:span><text:span text:style-name="T20">4</text:span><text:span text:style-name="T19">: </text:span><text:span text:style-name="T15">essa linha </text:span><text:span text:style-name="T16">indica que o link sera executadi ao iniciar essa imagem como um container</text:span></text:p>
      <text:p text:style-name="P22"/>
      <text:p text:style-name="P28"><text:span text:style-name="T16">(</text:span><text:span text:style-name="T17">subindo uma imagem para o container</text:span><text:span text:style-name="T14">)</text:span></text:p>
      <text:p text:style-name="P26"><text:span text:style-name="T14">docker container run -d -P httpd:2.4 <text:s text:c="2"/><text:tab/><text:tab/>→ localhost porta aleatória<text:line-break/>docker container run -d -p 8803:80 httpd:2.4 <text:tab/>→ criando localhost porta 8003</text:span></text:p>
      <text:p text:style-name="P23"/>
      <text:p text:style-name="P27"><text:span text:style-name="T29">IMPORTANTE : RUN X ENTRYPOINT X CMD</text:span></text:p>
      <text:p text:style-name="P24">RUN: <text:s/>será executado DURANTE a construção da imagem docker</text:p>
      <text:p text:style-name="P24"/>
      <text:p text:style-name="P24">ENTRYPOINT: <text:s/>indica qual o comando(argumentos) <text:span text:style-name="T22">DEVE</text:span> ser executado AO INICIAR esta imagem como um container.(ponto de entrada da imagem)// <text:span text:style-name="T31">ELE COMPLEMENTA</text:span></text:p>
      <text:p text:style-name="P24"/>
      <text:p text:style-name="P25">CMD: indica qual o comando(argumentos) <text:span text:style-name="T21">PODE</text:span> ser executado AO INICIAR esta imagem como um container./ <text:span text:style-name="T30">PODE SER SUBSTITUÍDO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0:17:51.619504572</meta:creation-date>
    <dc:date>2022-11-09T15:36:05.786952638</dc:date>
    <meta:editing-duration>PT3H59M37S</meta:editing-duration>
    <meta:editing-cycles>31</meta:editing-cycles>
    <meta:generator>LibreOffice/7.3.6.2$Linux_X86_64 LibreOffice_project/30$Build-2</meta:generator>
    <meta:document-statistic meta:table-count="0" meta:image-count="0" meta:object-count="0" meta:page-count="2" meta:paragraph-count="46" meta:word-count="427" meta:character-count="2617" meta:non-whitespace-character-count="2206"/>
  </office:meta>
</office:document-meta>
</file>